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88H43M43.622051S" calcext:value-type="time">
            <text:p>1188:4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4H54M56.231S" calcext:value-type="time">
            <text:p>04:5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20H53M48.43S" calcext:value-type="time">
            <text:p>20:5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 style:data-style-name="N2" text:time-value="07:35:07.3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31T13:19:53.304000000</dc:date>
    <meta:editing-duration>P52DT12H38M24S</meta:editing-duration>
    <meta:editing-cycles>1380</meta:editing-cycles>
    <meta:generator>LibreOffice/7.2.6.2$Windows_X86_64 LibreOffice_project/b0ec3a565991f7569a5a7f5d24fed7f52653d754</meta:generator>
    <meta:document-statistic meta:table-count="2" meta:cell-count="1706" meta:object-count="0"/>
  </office:meta>
</office:document-meta>
</file>